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37da5" officeooo:paragraph-rsid="001094e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8cf" style:font-weight-asian="bold" style:font-weight-complex="bold"/>
    </style:style>
    <style:style style:name="T3" style:family="text">
      <style:text-properties officeooo:rsid="00137da5"/>
    </style:style>
    <style:style style:name="T4" style:family="text">
      <style:text-properties officeooo:rsid="001650d9"/>
    </style:style>
    <style:style style:name="T5" style:family="text">
      <style:text-properties officeooo:rsid="0016e8cf"/>
    </style:style>
    <style:style style:name="T6" style:family="text">
      <style:text-properties fo:font-weight="normal" officeooo:rsid="0016e8c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6">Procedimiento bien</text:span>. <text:span text:style-name="T5">Pequeños errores. 9</text:span>/10.</text:p>
      <text:p text:style-name="P4"/>
      <text:p text:style-name="P2"><text:span text:style-name="T1">Ejercicio 2:</text:span> Perfecto (10/10).</text:p>
      <text:p text:style-name="P4"/>
      <text:p text:style-name="P6"/>
      <text:p text:style-name="P3"><text:span text:style-name="T1">Nota: </text:span><text:bookmark-start text:name="__DdeLink__82_4140911403"/><text:bookmark-start text:name="__DdeLink__83_3593597540"/>(<text:span text:style-name="T5">9</text:span>+10+<text:span text:style-name="T5">0</text:span>+<text:span text:style-name="T5">0</text:span>+<text:span text:style-name="T5">0</text:span>+<text:span text:style-name="T5">0</text:span>+0+0+0)/9<text:bookmark-end text:name="__DdeLink__82_4140911403"/><text:bookmark-end text:name="__DdeLink__83_3593597540"/>=<text:span text:style-name="T5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5:41:10.907720854</dc:date>
    <meta:editing-duration>PT36M1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116" meta:non-whitespace-character-count="106"/>
  </office:meta>
</office:document-meta>
</file>